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766cm" fo:min-width="16.264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766cm" fo:min-width="6.61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671cm" fo:min-width="7.88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671cm" fo:min-width="6.612cm"/>
    </style:style>
    <style:style style:name="gr5" style:family="graphic" style:parent-style-name="standard">
      <style:graphic-properties draw:stroke="none" svg:stroke-color="#000000" draw:fill="none" draw:fill-color="#ffffff" fo:min-height="2.036cm"/>
    </style:style>
    <style:style style:name="gr6" style:family="graphic" style:parent-style-name="standard">
      <style:graphic-properties draw:stroke="none" svg:stroke-color="#000000" draw:fill="none" draw:fill-color="#ffffff" fo:min-height="2.845cm"/>
    </style:style>
    <style:style style:name="gr7" style:family="graphic" style:parent-style-name="standard">
      <style:graphic-properties draw:stroke="none" svg:stroke-color="#000000" draw:fill="none" draw:fill-color="#ffffff" fo:min-height="2.925cm"/>
    </style:style>
    <style:style style:name="gr8" style:family="graphic" style:parent-style-name="standard">
      <style:graphic-properties svg:stroke-color="#000000" draw:marker-start="Dimension_20_Lines" draw:marker-start-width="0.3cm" draw:marker-end="Rounded_20_short_20_Arrow" draw:marker-end-width="0.3cm" draw:fill-color="#729fcf" draw:textarea-vertical-align="middle"/>
    </style:style>
    <style:style style:name="gr9" style:family="graphic" style:parent-style-name="objectwithoutfill">
      <style:graphic-properties draw:stroke="dash" draw:stroke-dash="Dashed_20__28_var_29_" svg:stroke-opacity="50%" draw:fill="none" draw:fill-color="#729fcf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4.707cm" draw:shadow="visible" draw:shadow-offset-x="0.051cm" draw:shadow-offset-y="0.051cm" draw:shadow-color="#b2b2b2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783cm" fo:min-width="2.311cm" draw:shadow="visible" draw:shadow-offset-x="0.051cm" draw:shadow-offset-y="0.051cm" draw:shadow-color="#b2b2b2"/>
    </style:style>
    <style:style style:name="gr12" style:family="graphic" style:parent-style-name="objectwithoutfill">
      <style:graphic-properties draw:fill="none" draw:fill-color="#729fcf" draw:textarea-vertical-align="middle"/>
    </style:style>
    <style:style style:name="gr13" style:family="graphic" style:parent-style-name="standard">
      <style:graphic-properties svg:stroke-color="#000000" draw:marker-start="" draw:marker-start-width="0.3cm" draw:marker-end="Rounded_20_short_20_Arrow" draw:marker-end-width="0.3cm" draw:fill-color="#729fcf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3.31cm" draw:shadow="visible" draw:shadow-offset-x="0.051cm" draw:shadow-offset-y="0.051cm" draw:shadow-color="#b2b2b2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0.512cm" fo:min-width="4.707cm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0.766cm" fo:min-width="9.914cm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0.766cm" fo:min-width="5.723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3.254cm" fo:min-width="4.70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3.255cm" fo:min-width="5.723cm"/>
    </style:style>
    <style:style style:name="gr20" style:family="graphic" style:parent-style-name="standard">
      <style:graphic-properties draw:stroke="none" svg:stroke-color="#000000" draw:fill="none" draw:fill-color="#ffffff" fo:min-height="3.307cm"/>
    </style:style>
    <style:style style:name="gr21" style:family="graphic" style:parent-style-name="standard">
      <style:graphic-properties draw:stroke="none" svg:stroke-color="#000000" draw:fill="none" draw:fill-color="#ffffff" fo:min-height="2.756cm"/>
    </style:style>
    <style:style style:name="gr22" style:family="graphic" style:parent-style-name="standard">
      <style:graphic-properties draw:stroke="none" svg:stroke-color="#000000" draw:fill="none" draw:fill-color="#ffffff" fo:min-height="1.909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2.802cm" draw:shadow="visible" draw:shadow-offset-x="0.051cm" draw:shadow-offset-y="0.051cm" draw:shadow-color="#b2b2b2"/>
    </style:style>
    <style:style style:name="gr24" style:family="graphic" style:parent-style-name="standard">
      <style:graphic-properties svg:stroke-color="#000000" draw:fill-color="#eeeeee" draw:textarea-horizontal-align="justify" draw:textarea-vertical-align="middle" draw:auto-grow-height="false" fo:min-height="0.766cm" fo:min-width="5.215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3.255cm" fo:min-width="5.215cm"/>
    </style:style>
    <style:style style:name="gr26" style:family="graphic" style:parent-style-name="standard">
      <style:graphic-properties svg:stroke-color="#000000" draw:fill-color="#eeeeee" draw:textarea-horizontal-align="justify" draw:textarea-vertical-align="middle" draw:auto-grow-height="false" fo:min-height="0.766cm" fo:min-width="4.199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3.255cm" fo:min-width="4.199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16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4pt" fo:font-style="italic" style:font-size-asian="18pt" style:font-style-asian="italic" style:font-size-complex="18pt" style:font-style-complex="italic"/>
    </style:style>
    <style:style style:name="P9" style:family="paragraph">
      <loext:graphic-properties draw:fill-color="#ffffff"/>
      <style:paragraph-properties fo:text-align="center"/>
      <style:text-properties fo:font-size="12pt" fo:font-style="italic" style:font-size-asian="18pt" style:font-style-asian="italic" style:font-size-complex="18pt" style:font-style-complex="italic"/>
    </style:style>
    <style:style style:name="P10" style:family="paragraph">
      <loext:graphic-properties draw:fill-color="#eeeeee"/>
      <style:paragraph-properties fo:text-align="center"/>
      <style:text-properties fo:font-size="14pt" style:font-size-asian="18pt" style:font-size-complex="18pt"/>
    </style:style>
    <style:style style:name="P11" style:family="paragraph">
      <loext:graphic-properties draw:fill-color="#eeeeee"/>
      <style:paragraph-properties fo:text-align="center"/>
      <style:text-properties fo:font-size="16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fo:font-style="italic" style:font-size-asian="18pt" style:font-style-asian="italic" style:font-size-complex="18pt" style:font-style-complex="italic"/>
    </style:style>
    <style:style style:name="T3" style:family="text">
      <style:text-properties fo:font-size="12pt" fo:font-style="italic" style:font-size-asian="18pt" style:font-style-asian="italic" style:font-size-complex="18pt" style:font-style-complex="italic"/>
    </style:style>
    <style:style style:name="T4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764cm" svg:height="1.016cm" svg:x="2.905cm" svg:y="4.666cm">
          <text:p text:style-name="P1">Backfi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12cm" svg:height="1.016cm" svg:x="19.669cm" svg:y="4.666cm">
          <text:p text:style-name="P1">Book-keeping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382cm" svg:height="2.921cm" svg:x="2.905cm" svg:y="5.6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382cm" svg:height="2.921cm" svg:x="11.287cm" svg:y="5.6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112cm" svg:height="2.921cm" svg:x="19.669cm" svg:y="5.68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874cm" svg:height="2.286cm" svg:x="3.159cm" svg:y="5.936cm">
          <draw:text-box>
            <text:p><text:span text:style-name="T1">Move the replica vBucket data from the node of origin to the memory of the destination node.</text:span></text:p>
          </draw:text-box>
        </draw:frame>
        <draw:frame draw:style-name="gr6" draw:text-style-name="P5" draw:layer="layout" svg:width="7.747cm" svg:height="3.095cm" svg:x="11.668cm" svg:y="5.936cm">
          <draw:text-box>
            <text:p><text:span text:style-name="T1">Write the replica vBucket data from the memory to the disk of the destination node.</text:span></text:p>
          </draw:text-box>
        </draw:frame>
        <draw:frame draw:style-name="gr7" draw:text-style-name="P4" draw:layer="layout" svg:width="5.969cm" svg:height="3.175cm" svg:x="20.431cm" svg:y="5.936cm">
          <draw:text-box>
            <text:p><text:span text:style-name="T1">Perform various ancillary tasks.</text:span></text:p>
          </draw:text-box>
        </draw:frame>
        <draw:line draw:style-name="gr8" draw:text-style-name="P6" draw:layer="layout" svg:x1="11.287cm" svg:y1="10.461cm" svg:x2="19.669cm" svg:y2="10.461cm">
          <text:p/>
        </draw:line>
        <draw:line draw:style-name="gr8" draw:text-style-name="P6" draw:layer="layout" svg:x1="2.905cm" svg:y1="12.366cm" svg:x2="19.669cm" svg:y2="12.366cm">
          <text:p/>
        </draw:line>
        <draw:line draw:style-name="gr8" draw:text-style-name="P6" draw:layer="layout" svg:x1="2.905cm" svg:y1="14.398cm" svg:x2="26.654cm" svg:y2="14.398cm">
          <text:p/>
        </draw:line>
        <draw:line draw:style-name="gr9" draw:text-style-name="P7" draw:layer="layout" svg:x1="19.669cm" svg:y1="9.064cm" svg:x2="19.669cm" svg:y2="13.128cm">
          <text:p/>
        </draw:line>
        <draw:line draw:style-name="gr9" draw:text-style-name="P7" draw:layer="layout" svg:x1="26.781cm" svg:y1="9.064cm" svg:x2="26.781cm" svg:y2="15.033cm">
          <text:p/>
        </draw:line>
        <draw:line draw:style-name="gr9" draw:text-style-name="P7" draw:layer="layout" svg:x1="2.905cm" svg:y1="9.064cm" svg:x2="2.905cm" svg:y2="11.858cm">
          <text:p/>
        </draw:line>
        <draw:line draw:style-name="gr9" draw:text-style-name="P7" draw:layer="layout" svg:x1="2.905cm" svg:y1="12.874cm" svg:x2="2.905cm" svg:y2="13.89cm">
          <text:p/>
        </draw:line>
        <draw:custom-shape draw:style-name="gr10" draw:text-style-name="P8" draw:layer="layout" svg:width="5.207cm" svg:height="1.016cm" svg:x="12.938cm" svg:y="9.953cm">
          <text:p text:style-name="P1"><text:span text:style-name="T2">Persistence 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207cm" svg:height="1.016cm" svg:x="8.747cm" svg:y="11.858cm">
          <text:p text:style-name="P1"><text:span text:style-name="T2">Backfill 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207cm" svg:height="1.016cm" svg:x="13.192cm" svg:y="13.89cm">
          <text:p text:style-name="P1"><text:span text:style-name="T2">Move Tim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921cm" svg:height="1.143cm" svg:x="1.635cm" svg:y="2.397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2.921cm" svg:height="1.143cm" svg:x="25.257cm" svg:y="2.397cm">
          <text:p text:style-name="P1">Fini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2.905cm" svg:y1="3.603cm" svg:x2="2.905cm" svg:y2="4.873cm">
          <text:p/>
        </draw:line>
        <draw:line draw:style-name="gr12" draw:text-style-name="P7" draw:layer="layout" svg:x1="26.781cm" svg:y1="3.603cm" svg:x2="26.781cm" svg:y2="4.873cm">
          <text:p/>
        </draw:line>
        <draw:line draw:style-name="gr13" draw:text-style-name="P6" draw:layer="layout" svg:x1="2.905cm" svg:y1="4.111cm" svg:x2="26.781cm" svg:y2="4.111cm">
          <text:p/>
        </draw:line>
        <draw:line draw:style-name="gr13" draw:text-style-name="P6" draw:layer="layout" svg:x1="9.763cm" svg:y1="4.111cm" svg:x2="10.906cm" svg:y2="4.111cm">
          <text:p/>
        </draw:line>
        <draw:line draw:style-name="gr13" draw:text-style-name="P6" draw:layer="layout" svg:x1="17.764cm" svg:y1="4.111cm" svg:x2="18.907cm" svg:y2="4.111cm">
          <text:p/>
        </draw:line>
        <draw:line draw:style-name="gr9" draw:text-style-name="P7" draw:layer="layout" svg:x1="11.287cm" svg:y1="9.001cm" svg:x2="11.287cm" svg:y2="10.144cm">
          <text:p/>
        </draw:line>
        <draw:line draw:style-name="gr8" draw:text-style-name="P6" draw:layer="layout" svg:x1="21.574cm" svg:y1="9.865cm" svg:x2="26.654cm" svg:y2="9.865cm">
          <text:p/>
        </draw:line>
        <draw:custom-shape draw:style-name="gr14" draw:text-style-name="P9" draw:layer="layout" svg:width="3.81cm" svg:height="0.889cm" svg:x="22.184cm" svg:y="9.382cm">
          <text:p text:style-name="P1"><text:span text:style-name="T3">Persistence Time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5.207cm" svg:height="0.762cm" svg:x="21.574cm" svg:y="7.858cm">
          <text:p text:style-name="P1"><text:span text:style-name="T1">Task Persistence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1.574cm" svg:y1="8.747cm" svg:x2="21.574cm" svg:y2="9.255cm">
          <text:p/>
        </draw:line>
      </draw:page>
      <draw:page draw:name="page2" draw:style-name="dp1" draw:master-page-name="Default">
        <draw:custom-shape draw:style-name="gr16" draw:text-style-name="P11" draw:layer="layout" svg:width="10.414cm" svg:height="1.016cm" svg:x="1.381cm" svg:y="5.318cm">
          <text:p text:style-name="P1"><text:span text:style-name="T4">Backfill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6.223cm" svg:height="1.016cm" svg:x="11.795cm" svg:y="5.322cm">
          <text:p text:style-name="P1"><text:span text:style-name="T4">Book-keeping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5.207cm" svg:height="3.504cm" svg:x="1.381cm" svg:y="6.3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5.207cm" svg:height="3.504cm" svg:x="6.588cm" svg:y="6.3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6.223cm" svg:height="3.505cm" svg:x="11.795cm" svg:y="6.338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4.953cm" svg:height="3.557cm" svg:x="1.635cm" svg:y="6.588cm">
          <draw:text-box>
            <text:p><text:span text:style-name="T1">Move the active vBucket data from the node of origin to the memory of the destination node.</text:span></text:p>
          </draw:text-box>
        </draw:frame>
        <draw:frame draw:style-name="gr21" draw:text-style-name="P5" draw:layer="layout" svg:width="4.699cm" svg:height="3.026cm" svg:x="6.842cm" svg:y="6.588cm">
          <draw:text-box>
            <text:p><text:span text:style-name="T1">Write the active vBucket data from the memory to the disk of the destination node.</text:span></text:p>
          </draw:text-box>
        </draw:frame>
        <draw:frame draw:style-name="gr22" draw:text-style-name="P5" draw:layer="layout" svg:width="4.318cm" svg:height="2.159cm" svg:x="12.176cm" svg:y="6.541cm">
          <draw:text-box>
            <text:p><text:span text:style-name="T1">Perform various ancillary tasks.</text:span></text:p>
          </draw:text-box>
        </draw:frame>
        <draw:line draw:style-name="gr8" draw:text-style-name="P6" draw:layer="layout" svg:x1="6.563cm" svg:y1="11.088cm" svg:x2="11.694cm" svg:y2="11.088cm">
          <text:p/>
        </draw:line>
        <draw:line draw:style-name="gr8" draw:text-style-name="P6" draw:layer="layout" svg:x1="1.381cm" svg:y1="13.018cm" svg:x2="11.668cm" svg:y2="13.018cm">
          <text:p/>
        </draw:line>
        <draw:line draw:style-name="gr8" draw:text-style-name="P6" draw:layer="layout" svg:x1="1.381cm" svg:y1="15.05cm" svg:x2="28.305cm" svg:y2="15.05cm">
          <text:p/>
        </draw:line>
        <draw:line draw:style-name="gr9" draw:text-style-name="P7" draw:layer="layout" svg:x1="11.795cm" svg:y1="10.097cm" svg:x2="11.795cm" svg:y2="13.78cm">
          <text:p/>
        </draw:line>
        <draw:line draw:style-name="gr9" draw:text-style-name="P7" draw:layer="layout" svg:x1="28.432cm" svg:y1="10.097cm" svg:x2="28.432cm" svg:y2="16.066cm">
          <text:p/>
        </draw:line>
        <draw:line draw:style-name="gr9" draw:text-style-name="P7" draw:layer="layout" svg:x1="1.381cm" svg:y1="9.716cm" svg:x2="1.381cm" svg:y2="12.51cm">
          <text:p/>
        </draw:line>
        <draw:line draw:style-name="gr9" draw:text-style-name="P7" draw:layer="layout" svg:x1="1.381cm" svg:y1="13.526cm" svg:x2="1.381cm" svg:y2="14.542cm">
          <text:p/>
        </draw:line>
        <draw:custom-shape draw:style-name="gr14" draw:text-style-name="P9" draw:layer="layout" svg:width="3.81cm" svg:height="0.889cm" svg:x="7.223cm" svg:y="10.605cm">
          <text:p text:style-name="P1"><text:span text:style-name="T3">Persistence Time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.302cm" svg:height="0.762cm" svg:x="4.683cm" svg:y="12.637cm">
          <text:p text:style-name="P1"><text:span text:style-name="T3">Backfill 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207cm" svg:height="1.016cm" svg:x="11.668cm" svg:y="14.542cm">
          <text:p text:style-name="P1"><text:span text:style-name="T2">Move Time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5.715cm" svg:height="1.016cm" svg:x="18.018cm" svg:y="5.322cm">
          <text:p text:style-name="P1"><text:span text:style-name="T4">Active Takeover</text:span>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5.715cm" svg:height="3.505cm" svg:x="18.018cm" svg:y="6.338cm">
          <text:p/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5.08cm" svg:height="3.006cm" svg:x="18.399cm" svg:y="6.541cm">
          <draw:text-box>
            <text:p><text:span text:style-name="T1">Assign control to the new active vBucket, on the destination node.</text:span></text:p>
          </draw:text-box>
        </draw:frame>
        <draw:custom-shape draw:style-name="gr26" draw:text-style-name="P11" draw:layer="layout" svg:width="4.699cm" svg:height="1.016cm" svg:x="23.733cm" svg:y="5.322cm">
          <text:p text:style-name="P1"><text:span text:style-name="T4">Book-keeping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4.699cm" svg:height="3.505cm" svg:x="23.733cm" svg:y="6.338cm">
          <text:p/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4.064cm" svg:height="3.006cm" svg:x="24.114cm" svg:y="6.541cm">
          <draw:text-box>
            <text:p><text:span text:style-name="T1">Perform various ancillary tasks.</text:span></text:p>
          </draw:text-box>
        </draw:frame>
        <draw:line draw:style-name="gr8" draw:text-style-name="P6" draw:layer="layout" svg:x1="18.018cm" svg:y1="12.256cm" svg:x2="23.581cm" svg:y2="12.231cm">
          <text:p/>
        </draw:line>
        <draw:line draw:style-name="gr9" draw:text-style-name="P7" draw:layer="layout" svg:x1="23.708cm" svg:y1="10.224cm" svg:x2="23.708cm" svg:y2="14.288cm">
          <text:p/>
        </draw:line>
        <draw:custom-shape draw:style-name="gr14" draw:text-style-name="P9" draw:layer="layout" svg:width="3.81cm" svg:height="0.889cm" svg:x="19.009cm" svg:y="11.748cm">
          <text:p text:style-name="P1"><text:span text:style-name="T3">Takeover Time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6.588cm" svg:y1="10.097cm" svg:x2="6.588cm" svg:y2="10.605cm">
          <text:p/>
        </draw:line>
        <draw:g>
          <draw:line draw:style-name="gr8" draw:text-style-name="P6" draw:layer="layout" svg:x1="12.811cm" svg:y1="11.088cm" svg:x2="17.891cm" svg:y2="11.088cm">
            <text:p/>
          </draw:line>
          <draw:line draw:style-name="gr9" draw:text-style-name="P7" draw:layer="layout" svg:x1="17.993cm" svg:y1="10.097cm" svg:x2="18.018cm" svg:y2="11.748cm">
            <text:p/>
          </draw:line>
          <draw:custom-shape draw:style-name="gr14" draw:text-style-name="P9" draw:layer="layout" svg:width="3.81cm" svg:height="0.889cm" svg:x="13.421cm" svg:y="10.605cm">
            <text:p text:style-name="P1"><text:span text:style-name="T3">Persistence Tim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0" draw:layer="layout" svg:width="5.207cm" svg:height="0.762cm" svg:x="12.811cm" svg:y="9.081cm">
            <text:p text:style-name="P1"><text:span text:style-name="T1">Task Persistence</text:span></text:p>
            <draw:enhanced-geometry svg:viewBox="0 0 21600 21600" draw:type="rectangle" draw:enhanced-path="M 0 0 L 21600 0 21600 21600 0 21600 0 0 Z N"/>
          </draw:custom-shape>
          <draw:line draw:style-name="gr9" draw:text-style-name="P7" draw:layer="layout" svg:x1="12.811cm" svg:y1="9.97cm" svg:x2="12.811cm" svg:y2="10.478cm">
            <text:p/>
          </draw:line>
        </draw:g>
        <draw:custom-shape draw:style-name="gr11" draw:text-style-name="P3" draw:layer="layout" svg:width="2.921cm" svg:height="1.143cm" svg:x="1.127cm" svg:y="2.905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2.921cm" svg:height="1.143cm" svg:x="25.638cm" svg:y="2.905cm">
          <text:p text:style-name="P1">Fini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1.381cm" svg:y1="4.111cm" svg:x2="1.381cm" svg:y2="5.381cm">
          <text:p/>
        </draw:line>
        <draw:line draw:style-name="gr12" draw:text-style-name="P7" draw:layer="layout" svg:x1="28.432cm" svg:y1="4.048cm" svg:x2="28.432cm" svg:y2="5.318cm">
          <text:p/>
        </draw:line>
        <draw:line draw:style-name="gr13" draw:text-style-name="P6" draw:layer="layout" svg:x1="1.381cm" svg:y1="4.619cm" svg:x2="28.432cm" svg:y2="4.619cm">
          <text:p/>
        </draw:line>
        <draw:line draw:style-name="gr13" draw:text-style-name="P6" draw:layer="layout" svg:x1="9.151cm" svg:y1="4.619cm" svg:x2="10.446cm" svg:y2="4.619cm">
          <text:p/>
        </draw:line>
        <draw:line draw:style-name="gr13" draw:text-style-name="P6" draw:layer="layout" svg:x1="18.216cm" svg:y1="4.619cm" svg:x2="19.511cm" svg:y2="4.61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07-08T14:51:25.685888000</meta:creation-date>
    <dc:date>2019-11-07T11:07:17.396490626</dc:date>
    <meta:editing-duration>P3DT13M2S</meta:editing-duration>
    <meta:editing-cycles>20</meta:editing-cycles>
    <meta:generator>LibreOffice/6.3.2.2$MacOSX_X86_64 LibreOffice_project/98b30e735bda24bc04ab42594c85f7fd8be07b9c</meta:generator>
    <meta:document-statistic meta:object-count="71"/>
  </office:meta>
</office:document-meta>
</file>